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officeooo:rsid="00122d84" officeooo:paragraph-rsid="00122d84"/>
    </style:style>
    <style:style style:name="P2" style:family="paragraph" style:parent-style-name="Standard">
      <style:paragraph-properties fo:line-height="200%" fo:text-align="center" style:justify-single-word="false"/>
      <style:text-properties officeooo:rsid="00122d84" officeooo:paragraph-rsid="00122d84"/>
    </style:style>
    <style:style style:name="P3" style:family="paragraph" style:parent-style-name="Standard">
      <style:paragraph-properties fo:line-height="200%" fo:text-align="start" style:justify-single-word="false"/>
      <style:text-properties officeooo:rsid="00122d84" officeooo:paragraph-rsid="00122d84"/>
    </style:style>
    <style:style style:name="T1" style:family="text">
      <style:text-properties officeooo:rsid="00122d84"/>
    </style:style>
    <style:style style:name="T2" style:family="text">
      <style:text-properties style:text-position="super 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saac Howie</text:p>
      <text:p text:style-name="P1">History 12</text:p>
      <text:p text:style-name="P1">May 22<text:span text:style-name="T2">nd</text:span>, 2018</text:p>
      <text:p text:style-name="P2">U-Boats in the Second World War: Direful and Trenchant</text:p>
      <text:p text:style-name="P3">Throughout history, weapons have doubtlessly been the most effective means of murder. From the ancient sword design to the modern nuclear warhead, killing implements have historically been much more effective than fistfighting. In the Second World War, one of the Germans’ main methods of killing and sabotaging Allied supplies was the U-boat. Carrying sever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22d84"/>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text:tab/><text:tab/><text:span text:style-name="MT1">Howie </text:span><text:span text:style-name="MT1"><text:page-number text:select-page="current">1</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2:39:05.962000000</meta:creation-date>
    <dc:date>2018-05-24T12:47:29.351000000</dc:date>
    <meta:editing-duration>PT8M23S</meta:editing-duration>
    <meta:editing-cycles>1</meta:editing-cycles>
    <meta:document-statistic meta:table-count="0" meta:image-count="0" meta:object-count="0" meta:page-count="1" meta:paragraph-count="6" meta:word-count="72" meta:character-count="459" meta:non-whitespace-character-count="390"/>
    <meta:generator>LibreOffice/5.3.6.1$Windows_X86_64 LibreOffice_project/686f202eff87ef707079aeb7f485847613344eb7</meta:generator>
  </office:meta>
</office:document-meta>
</file>